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CEC000009B10DB262C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ahoma1" svg:font-family="Tahoma" style:font-family-generic="swiss"/>
    <style:font-face style:name="Linux Biolinum Keyboard" svg:font-family="'Linux Biolinum Keyboar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文泉驛等寬正黑" svg:font-family="文泉驛等寬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79cm" fo:min-width="24.259cm"/>
    </style:style>
    <style:style style:name="gr3" style:family="graphic" style:parent-style-name="standard">
      <style:graphic-properties draw:stroke="none" draw:fill="none" fo:min-height="2.1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3.5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spiration-subtitle">
      <style:graphic-properties draw:fill-color="#ffffff" draw:auto-grow-height="true" fo:min-height="12.179cm"/>
    </style:style>
    <style:style style:name="pr2" style:family="presentation" style:parent-style-name="Inspiration-title">
      <style:graphic-properties draw:auto-grow-height="true" fo:min-height="2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draw:auto-grow-height="true" fo:min-height="3.506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start"/>
      <style:text-properties fo:font-size="28pt" fo:font-weight="normal" style:font-size-asian="28pt" style:font-weight-asian="normal" style:font-size-complex="28pt" style:font-weight-complex="normal"/>
    </style:style>
    <style:style style:name="P2" style:family="paragraph">
      <style:paragraph-properties fo:text-align="start"/>
      <style:text-properties style:font-name="Linux Biolinum Keyboard" fo:font-size="28pt" fo:font-weight="normal" style:font-size-asian="28pt" style:font-weight-asian="normal" style:font-size-complex="28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color="#ff3366" fo:font-size="32pt" style:font-size-asian="32pt" style:font-size-complex="32pt"/>
    </style:style>
    <style:style style:name="P5" style:family="paragraph">
      <style:paragraph-properties style:line-height-at-least="0.476cm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font-name="Liberation Sans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3366" fo:font-size="32pt" style:font-size-asian="32pt" style:font-size-complex="32pt"/>
    </style:style>
    <style:style style:name="T9" style:family="text"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文泉驛等寬正黑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14.316cm" svg:x="1.401cm" svg:y="4.742cm" presentation:class="subtitle" presentation:user-transformed="true">
          <draw:text-box>
            <text:p text:style-name="P1"><text:span text:style-name="T1">Einführung</text:span></text:p>
            <text:list text:style-name="L1">
              <text:list-item>
                <text:list>
                  <text:list-item>
                    <text:p text:style-name="P1"><text:span text:style-name="T2">Zweck</text:span></text:p>
                  </text:list-item>
                  <text:list-item>
                    <text:p text:style-name="P1"><text:span text:style-name="T2">Ablauf</text:span></text:p>
                  </text:list-item>
                  <text:list-item>
                    <text:p text:style-name="P1"><text:span text:style-name="T2">Beispiel</text:span></text:p>
                    <text:p text:style-name="P1"><text:span text:style-name="T3"/></text:p>
                  </text:list-item>
                </text:list>
              </text:list-item>
            </text:list>
            <text:p text:style-name="P1"><text:span text:style-name="T1">Bekämpfung</text:span></text:p>
            <text:list text:continue-numbering="true" text:style-name="L1">
              <text:list-item>
                <text:list>
                  <text:list-item>
                    <text:p text:style-name="P1"><text:span text:style-name="T4">Idee der Geldwäschebekämpfung</text:span></text:p>
                  </text:list-item>
                  <text:list-item>
                    <text:p text:style-name="P1"><text:span text:style-name="T4">Sorgfaltspflichten</text:span></text:p>
                    <text:list>
                      <text:list-item>
                        <text:p text:style-name="P1"><text:span text:style-name="T4">spezielle Pflichten</text:span></text:p>
                      </text:list-item>
                    </text:list>
                  </text:list-item>
                  <text:list-item>
                    <text:p text:style-name="P1"><text:span text:style-name="T4">Überprüfende Organe</text:span></text:p>
                    <text:p text:style-name="P1"><text:span text:style-name="T5"/></text:p>
                  </text:list-item>
                </text:list>
              </text:list-item>
            </text:list>
            <text:p text:style-name="P1"><text:span text:style-name="T1">Fazit</text:span></text:p>
            <text:p text:style-name="P1"><text:span text:style-name="T3"/></text:p>
            <text:p text:style-name="P1"><text:span text:style-name="T1">Weiterführende Informationen</text:span></text:p>
          </draw:text-box>
        </draw:frame>
        <draw:frame presentation:style-name="pr2" draw:layer="layout" svg:width="20cm" svg:height="2cm" svg:x="1.4cm" svg:y="1.6cm" presentation:class="title">
          <draw:text-box>
            <text:p>Gliederung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2" draw:layer="layout" svg:width="20cm" svg:height="2cm" svg:x="1.4cm" svg:y="1.6cm" presentation:class="title">
          <draw:text-box>
            <text:p>Einführung</text:p>
          </draw:text-box>
        </draw:frame>
        <draw:frame draw:style-name="gr2" draw:layer="layout" svg:width="25.775cm" svg:height="10.916cm" svg:x="1.113cm" svg:y="5.042cm">
          <draw:text-box>
            <text:p><text:s/><text:span text:style-name="T6">Zweck</text:span></text:p>
            <text:list text:style-name="L2">
              <text:list-item>
                <text:list>
                  <text:list-item>
                    <text:list>
                      <text:list-item>
                        <text:p>llegal erlangtes Vermögen wird in den legalen Wirtschaftskreislauf eingeschleußt</text:p>
                      </text:list-item>
                    </text:list>
                  </text:list-item>
                </text:list>
              </text:list-item>
            </text:list>
            <text:p/>
            <text:p><text:span text:style-name="T6">Ablauf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Placement</text:p>
                        <text:list>
                          <text:list-item>
                            <text:p>Die "Platzierung" dient der Verschleierung der Herkunftsspuren des Geldes</text:p>
                            <text:p/>
                          </text:list-item>
                        </text:list>
                      </text:list-item>
                      <text:list-item>
                        <text:p>Layering</text:p>
                        <text:list>
                          <text:list-item>
                            <text:p>Bei der "Verteilung" wird das Geld ins Ausland transferiert</text:p>
                            <text:p/>
                          </text:list-item>
                        </text:list>
                      </text:list-item>
                      <text:list-item>
                        <text:p>Integration</text:p>
                        <text:list>
                          <text:list-item>
                            <text:p>Schlussendlich Rückführung der Mittel in die Legalwirtschaf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p><text:span text:style-name="T6">Beispie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Gold- &amp; Silberschmie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Bekämpfung</text:p>
          </draw:text-box>
        </draw:frame>
        <draw:frame draw:style-name="gr3" draw:layer="layout" svg:width="23.144cm" svg:height="15.182cm" svg:x="2.428cm" svg:y="4.5cm">
          <draw:text-box>
            <text:p><text:span text:style-name="T6">Idee der Geldwäschebekämpfung:</text:span></text:p>
            <text:list text:style-name="L2">
              <text:list-item>
                <text:list>
                  <text:list-item>
                    <text:p>Durchsichtigkeit von Transaktionsbeteiligten und der bewegten Finanzmittel.</text:p>
                  </text:list-item>
                </text:list>
              </text:list-item>
            </text:list>
            <text:p/>
            <text:p><text:span text:style-name="T6">Gesetzlich verankerte Pflichten (sogennante Sorgfaltspflichten):</text:span></text:p>
            <text:list text:continue-numbering="true" text:style-name="L2">
              <text:list-item>
                <text:list>
                  <text:list-item>
                    <text:p>Identifizierung</text:p>
                  </text:list-item>
                  <text:list-item>
                    <text:p>Zweck und Art der Geschäftsbeziehung</text:p>
                  </text:list-item>
                  <text:list-item>
                    <text:p>Prüfen über wirtschaftliche Berechtigung</text:p>
                  </text:list-item>
                  <text:list-item>
                    <text:p>Kontinuierliche Überwachung Transaktionen</text:p>
                    <text:list>
                      <text:list-item>
                        <text:p>Herkunft Vermögenswerte</text:p>
                      </text:list-item>
                      <text:list-item>
                        <text:p>Gültigkeit wirtschaftlicher Berechtigung</text:p>
                      </text:list-item>
                    </text:list>
                  </text:list-item>
                  <text:list-item>
                    <text:p>Aufbewahrung von Unterlagen von mind. 5 Jahre</text:p>
                  </text:list-item>
                </text:list>
              </text:list-item>
            </text:list>
            <text:p/>
            <text:p><text:span text:style-name="T6">Allgemeine Vorraussetzungen</text:span></text:p>
            <text:list text:continue-numbering="true" text:style-name="L2">
              <text:list-item>
                <text:list>
                  <text:list-item>
                    <text:p>Transaktion von &gt;= 15000€</text:p>
                  </text:list-item>
                  <text:list-item>
                    <text:p>Begründeter Verdacht </text:p>
                    <text:list>
                      <text:list-item>
                        <text:p>Terrorismusfinanzierung</text:p>
                      </text:list-item>
                      <text:list-item>
                        <text:p>Finanzquelle von Straftat</text:p>
                      </text:list-item>
                    </text:list>
                  </text:list-item>
                  <text:list-item>
                    <text:p>Zweifel</text:p>
                    <text:list>
                      <text:list-item>
                        <text:p>Identität</text:p>
                      </text:list-item>
                      <text:list-item>
                        <text:p>Wirtschaftliche Berechtigung</text:p>
                      </text:list-item>
                    </text:list>
                  </text:list-item>
                  <text:list-item>
                    <text:p>Geldtransfer &gt;= 1000€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draw:style-name="gr4" draw:layer="layout" svg:width="24.82cm" svg:height="15.182cm" svg:x="1.59cm" svg:y="4.331cm">
          <draw:text-box>
            <text:p><text:span text:style-name="T6">Anwälte, Notare und Kammerrechtsbeistände</text:span></text:p>
            <text:list text:style-name="L2">
              <text:list-item>
                <text:list>
                  <text:list-item>
                    <text:p>Handhabung und/oder Abwicklung von Finanzangelegenheit ausserhalb von</text:p>
                  </text:list-item>
                  <text:list-item>
                    <text:p>Rechtsberatung/Prozessvertretung</text:p>
                  </text:list-item>
                </text:list>
              </text:list-item>
            </text:list>
            <text:p><text:tab/> <text:s text:c="11"/></text:p>
            <text:p><text:span text:style-name="T6">Spielbanken</text:span></text:p>
            <text:list text:continue-numbering="true" text:style-name="L2">
              <text:list-item>
                <text:list>
                  <text:list-item>
                    <text:p>Müssen ab ver/kauf von &gt;= 2000€ Spielmarken auf jeden Fall Identität festellen.</text:p>
                  </text:list-item>
                </text:list>
              </text:list-item>
            </text:list>
            <text:p/>
            <text:p><text:span text:style-name="T6">Anbieter von Glücksspiel im Internet</text:span></text:p>
            <text:list text:continue-numbering="true" text:style-name="L2">
              <text:list-item>
                <text:list>
                  <text:list-item>
                    <text:p>Sorgsames betreiben von Datenverarbeitungssystemen</text:p>
                  </text:list-item>
                </text:list>
              </text:list-item>
            </text:list>
            <text:p><text:tab/><text:tab/></text:p>
            <text:p><text:span text:style-name="T6">Kredit- &amp; Finanzleistungsinstitute</text:span></text:p>
            <text:list text:continue-numbering="true" text:style-name="L2">
              <text:list-item>
                <text:list>
                  <text:list-item>
                    <text:p>Geldwäschebeauftragte</text:p>
                  </text:list-item>
                  <text:list-item>
                    <text:p>Software: Risikoklassifizierung, Transaktionsaufzeichnung (v. Kunden)</text:p>
                  </text:list-item>
                  <text:list-item>
                    <text:p>politisch exponierte Personen</text:p>
                  </text:list-item>
                </text:list>
              </text:list-item>
            </text:list>
            <text:p><text:tab/><text:tab/></text:p>
            <text:p><text:span text:style-name="T6">Immobilienmakler</text:span></text:p>
            <text:list text:continue-numbering="true" text:style-name="L2">
              <text:list-item>
                <text:list>
                  <text:list-item>
                    <text:p>Mieter soll Mietkaution auf ein ausländisches Konto überweisen</text:p>
                  </text:list-item>
                </text:list>
              </text:list-item>
            </text:list>
            <text:p/>
            <text:p><text:span text:style-name="T6">Zusatz</text:span></text:p>
            <text:list text:continue-numbering="true" text:style-name="L2">
              <text:list-item>
                <text:list>
                  <text:list-item>
                    <text:p>Überführung von Bargeldsummen &gt;= 10.000€ ohne Anmeldung beim Zoll <text:s text:c="8"/></text:p>
                  </text:list-item>
                </text:list>
              </text:list-item>
            </text:list>
            <text:p><text:tab/> <text:s text:c="14"/>=&gt; Ordnungswiedrigkeit &amp; Verdacht auf Geldwäsche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Bekämpfung – Spezielle Voraussetzungen</text:p>
          </draw:text-box>
        </draw:frame>
        <draw:custom-shape draw:style-name="gr5" draw:text-style-name="P3" draw:layer="layout" svg:width="1.016cm" svg:height="0.608cm" svg:x="5.588cm" svg:y="18.726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2" draw:layer="layout" svg:width="20cm" svg:height="2cm" svg:x="1.4cm" svg:y="1.6cm" presentation:class="title">
          <draw:text-box>
            <text:p>Überprüfende Instanzen</text:p>
          </draw:text-box>
        </draw:frame>
        <draw:frame draw:style-name="gr6" draw:layer="layout" svg:width="23.574cm" svg:height="7.361cm" svg:x="2.213cm" svg:y="6.82cm">
          <draw:text-box>
            <text:p><text:span text:style-name="T6">Bundeskriminalamt – Zentralstelle für Verdachtsmeldungen</text:span></text:p>
            <text:list text:style-name="L2">
              <text:list-item>
                <text:list>
                  <text:list-item>
                    <text:p><text:span text:style-name="T7">Anlaufstelle für alle Verdachtsmeldungen und Anzeigen</text:span></text:p>
                  </text:list-item>
                </text:list>
              </text:list-item>
            </text:list>
            <text:p/>
            <text:p><text:span text:style-name="T6">Bundesanschtalt für Finanzdienstleistungsaufsicht (BaFin)</text:span></text:p>
            <text:list text:continue-numbering="true" text:style-name="L2">
              <text:list-item>
                <text:list>
                  <text:list-item>
                    <text:p><text:span text:style-name="T7">Missbrauch des Finanzsystems zu Zwecken von Geldwäsche und Terrorfinanzierung zu verhindern</text:span></text:p>
                  </text:list-item>
                  <text:list-item>
                    <text:p><text:span text:style-name="T7">Aufspüren von Straftätern bei in Deutschland ansässigen Kreditinstituten</text:span></text:p>
                  </text:list-item>
                  <text:list-item>
                    <text:p><text:span text:style-name="T7">Trägt Sorge für die rechtmäßige Umsetzung gesetzlich entsprechenden Pflichten von den von ihr beaufsichtigten Unternehmen und Personen</text:span></text:p>
                  </text:list-item>
                  <text:list-item>
                    <text:p><text:span text:style-name="T7">Vertretung in diversen Internationalen und Europäischen Gremien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21.592cm" svg:height="1.517cm" svg:x="4.064cm" svg:y="18.034cm">
          <draw:text-box>
            <text:p><text:span text:style-name="T8">Zusätzliche Instanzen Mündlich erwähnen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Fazit</text:p>
          </draw:text-box>
        </draw:frame>
        <draw:frame draw:style-name="gr7" draw:layer="layout" svg:width="5.023cm" svg:height="0.962cm" svg:x="10.979cm" svg:y="9.906cm">
          <draw:text-box>
            <text:p>Was meinst du?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2" draw:layer="layout" svg:width="20cm" svg:height="2cm" svg:x="1.4cm" svg:y="1.6cm" presentation:class="title">
          <draw:text-box>
            <text:p>Weiterführende Informationen</text:p>
          </draw:text-box>
        </draw:frame>
        <draw:frame draw:style-name="gr4" draw:text-style-name="P5" draw:layer="layout" svg:width="24.384cm" svg:height="6.65cm" svg:x="1.808cm" svg:y="7.175cm">
          <draw:text-box>
            <text:p text:style-name="P5"><text:span text:style-name="T9">Bundesanstalt für Finanzdienstleistungsaufsicht:</text:span></text:p>
            <text:p text:style-name="P5"><text:span text:style-name="T9"><text:a xlink:href="https://www.bafin.de/DE/Aufsicht/Geldwaeschebekaempfung/geldwaeschebekaempfung_node.html" xlink:type="simple">https://www.bafin.de/DE/Aufsicht/Geldwaeschebekaempfung/geldwaeschebekaempfung_node.html</text:a></text:span><text:span text:style-name="T9"> </text:span></text:p>
            <text:p text:style-name="P5"><text:span text:style-name="T9"/></text:p>
            <text:p text:style-name="P5"><text:span text:style-name="T9">GwG: Gesetzestext</text:span></text:p>
            <text:p text:style-name="P5"><text:span text:style-name="T9">http://www.gesetze-im-internet.de/gwg_2008/index.html</text:span></text:p>
            <text:p text:style-name="P5"><text:span text:style-name="T9"/></text:p>
            <text:p text:style-name="P5"><text:span text:style-name="T9">Geldwäsche: Wie verhalten sich Banken?</text:span></text:p>
            <text:p text:style-name="P5"><text:span text:style-name="T9"><text:a xlink:href="http://www.compliancemagazin.de/markt/studien/steriamummert130907.html" xlink:type="simple">http://www.compliancemagazin.de/markt/studien/steriamummert130907.html</text:a></text:span><text:span text:style-name="T9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, 'Arial Unicode MS'"/>
    <style:font-face style:name="Tahoma1" svg:font-family="Tahoma" style:font-family-generic="swiss"/>
    <style:font-face style:name="Linux Biolinum Keyboard" svg:font-family="'Linux Biolinum Keyboar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文泉驛等寬正黑" svg:font-family="文泉驛等寬正黑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文泉驛等寬正黑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size="12pt" fo:language="zxx" fo:country="none" style:letter-kerning="true" style:font-name-asian="Tahoma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style:font-name-asian="Open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graphic">
      <style:paragraph-properties style:text-autospace="none"/>
    </style:style>
    <style:style style:name="Index" style:family="graphic">
      <style:paragraph-properties style:text-autospace="none"/>
      <style:text-properties fo:language="zxx" fo:country="none" style:font-name-asian="Tahoma1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1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1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文泉驛等寬正黑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文泉驛等寬正黑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文泉驛等寬正黑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文泉驛等寬正黑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6.3999996185303pt" fo:font-style="normal" fo:text-shadow="none" style:text-underline-style="none" fo:font-weight="normal" style:letter-kerning="true" style:font-name-asian="DejaVu Sans" style:font-size-asian="26.3999996185303pt" style:font-style-asian="normal" style:font-weight-asian="normal" style:font-name-complex="Gargi-1.2b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Gargi-1.2b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Gargi-1.2b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Gargi-1.2b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7.7000007629395pt" fo:font-style="normal" fo:text-shadow="none" style:text-underline-style="none" fo:font-weight="normal" style:letter-kerning="true" style:font-name-asian="WenQuanYi Zen Hei" style:font-size-asian="27.7000007629395pt" style:font-style-asian="normal" style:font-weight-asian="normal" style:font-name-complex="Lohit Hindi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size="26.5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5T13:01:45</meta:creation-date>
    <meta:editing-duration>PT2H39M13S</meta:editing-duration>
    <meta:editing-cycles>57</meta:editing-cycles>
    <dc:date>2013-10-25T15:51:04.467610075</dc:date>
    <meta:generator>LibreOffice/4.1.2.3$Linux_X86_64 LibreOffice_project/410m0$Build-3</meta:generator>
    <meta:document-statistic meta:object-count="74"/>
  </office:meta>
</office:document-meta>
</file>